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">
      <style:paragraph-properties fo:line-height="100%" fo:orphans="0" fo:widows="0"/>
      <style:text-properties officeooo:paragraph-rsid="00085d3b"/>
    </style:style>
    <style:style style:name="P2" style:family="paragraph" style:parent-style-name="normal">
      <style:paragraph-properties fo:line-height="100%" fo:orphans="0" fo:widows="0"/>
      <style:text-properties officeooo:paragraph-rsid="00087977"/>
    </style:style>
    <style:style style:name="P3" style:family="paragraph" style:parent-style-name="normal">
      <style:paragraph-properties fo:line-height="100%" fo:orphans="0" fo:widows="0"/>
      <style:text-properties officeooo:paragraph-rsid="00093fcd"/>
    </style:style>
    <style:style style:name="T1" style:family="text">
      <style:text-properties officeooo:rsid="00085d3b"/>
    </style:style>
    <style:style style:name="T2" style:family="text">
      <style:text-properties officeooo:rsid="00087977"/>
    </style:style>
    <style:style style:name="T3" style:family="text">
      <style:text-properties fo:font-size="12pt" officeooo:rsid="00087977" style:font-size-asian="12pt" style:font-size-complex="12pt"/>
    </style:style>
    <style:style style:name="T4" style:family="text">
      <style:text-properties officeooo:rsid="00093f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?xml version=”1.1” encoding=”UTF-8” ?&gt;</text:p>
      <text:p text:style-name="P1">&lt;root type=”database”&gt;</text:p>
      <text:p text:style-name="P1"><text:s text:c="4"/>&lt;students type=”table”&gt;</text:p>
      <text:p text:style-name="P1"><text:s text:c="8"/>&lt;student type=”row”&gt;</text:p>
      <text:p text:style-name="P1"><text:s text:c="11"/>&lt;name&gt;Maria&lt;/name&gt;</text:p>
      <text:p text:style-name="P1"><text:s text:c="11"/>&lt;<text:span text:style-name="T1">surname&gt; Longstrom&lt;/surname&gt;</text:span></text:p>
      <text:p text:style-name="P1"><text:tab/>&lt;<text:span text:style-name="T1">age&gt;18&lt;/age&gt;</text:span></text:p>
      <text:p text:style-name="P1"><text:tab/>&lt;<text:span text:style-name="T1">course&gt;1B&lt;/course&gt;</text:span></text:p>
      <text:p text:style-name="P1"><text:s text:c="8"/>&lt;/student&gt;</text:p>
      <text:p text:style-name="P1"><text:s text:c="5"/>&lt;student type=”row”&gt;</text:p>
      <text:p text:style-name="P1"><text:s text:c="11"/>&lt;name&gt;<text:span text:style-name="T1">Jhon</text:span>&lt;/name&gt;</text:p>
      <text:p text:style-name="P1"><text:s text:c="11"/>&lt;<text:span text:style-name="T1">surname&gt; Bluefield&lt;/surname&gt;</text:span></text:p>
      <text:p text:style-name="P1"><text:tab/>&lt;<text:span text:style-name="T1">age&gt;17&lt;/age&gt;</text:span></text:p>
      <text:p text:style-name="P1"><text:tab/>&lt;<text:span text:style-name="T1">course&gt;1B&lt;/course&gt;</text:span></text:p>
      <text:p text:style-name="P1"><text:s text:c="5"/>&lt;/student&gt;</text:p>
      <text:p text:style-name="P1"><text:s text:c="4"/>&lt;student type=”row”&gt;</text:p>
      <text:p text:style-name="P1"><text:s text:c="11"/>&lt;name&gt;<text:span text:style-name="T1">Kelly</text:span>&lt;/name&gt;</text:p>
      <text:p text:style-name="P1"><text:s text:c="11"/>&lt;<text:span text:style-name="T1">surname&gt; Weirdname&lt;/surname&gt;</text:span></text:p>
      <text:p text:style-name="P1"><text:tab/>&lt;<text:span text:style-name="T1">age&gt;19&lt;/age&gt;</text:span></text:p>
      <text:p text:style-name="P1"><text:tab/>&lt;<text:span text:style-name="T1">course&gt;1A&lt;/course&gt;</text:span></text:p>
      <text:p text:style-name="P1"><text:s text:c="3"/>&lt;/student&gt;</text:p>
      <text:p text:style-name="P1"><text:s text:c="4"/>&lt;st<text:span text:style-name="T4">u</text:span>dent type=”row”&gt;</text:p>
      <text:p text:style-name="P1"><text:s text:c="11"/>&lt;name&gt;<text:span text:style-name="T1">Jhon</text:span>&lt;/name&gt;</text:p>
      <text:p text:style-name="P1"><text:s text:c="11"/>&lt;<text:span text:style-name="T1">surname&gt; Bluefield&lt;/surname&gt;</text:span></text:p>
      <text:p text:style-name="P1"><text:tab/>&lt;<text:span text:style-name="T1">age&gt;17&lt;/age&gt;</text:span></text:p>
      <text:p text:style-name="P1"><text:tab/>&lt;<text:span text:style-name="T1">course&gt;1A&lt;/course&gt;</text:span></text:p>
      <text:p text:style-name="P1"><text:s text:c="4"/>&lt;/student&gt;</text:p>
      <text:p text:style-name="P1"><text:s text:c="4"/>&lt;student type=”row”&gt;</text:p>
      <text:p text:style-name="P1"><text:s text:c="11"/>&lt;name&gt;<text:span text:style-name="T1">Noname</text:span>&lt;/name&gt;</text:p>
      <text:p text:style-name="P1"><text:s text:c="11"/>&lt;<text:span text:style-name="T1">surname&gt; Lovesoul&lt;/surname&gt;</text:span></text:p>
      <text:p text:style-name="P1"><text:tab/>&lt;<text:span text:style-name="T1">age&gt;18&lt;/age&gt;</text:span></text:p>
      <text:p text:style-name="P1"><text:tab/>&lt;<text:span text:style-name="T1">course&gt;1C&lt;/course&gt;</text:span></text:p>
      <text:p text:style-name="P1"><text:s text:c="4"/>&lt;/student&gt;</text:p>
      <text:p text:style-name="P1"><text:s text:c="4"/>&lt;/students&gt;</text:p>
      <text:p text:style-name="P2"><text:s/>&lt;<text:span text:style-name="T2">teachers</text:span> type=”table”&gt;</text:p>
      <text:p text:style-name="P2"><text:s text:c="2"/>&lt;<text:span text:style-name="T2">teacher type=”row”</text:span>&gt;</text:p>
      <text:p text:style-name="P2"><text:tab/>&lt;<text:span text:style-name="T2">tutor&gt;y</text:span><text:span text:style-name="T3">es</text:span><text:span text:style-name="T2">&lt;/tutor&gt;</text:span></text:p>
      <text:p text:style-name="P2"><text:tab/>&lt;<text:span text:style-name="T2">name&gt;Emmie&lt;/name&gt;</text:span></text:p>
      <text:p text:style-name="P2"><text:tab/>&lt;<text:span text:style-name="T2">surname&gt;Fastbelt&lt;/surname&gt;</text:span></text:p>
      <text:p text:style-name="P2"><text:tab/>&lt;<text:span text:style-name="T2">age&gt;35&lt;/age&gt;</text:span></text:p>
      <text:p text:style-name="P2"><text:tab/>&lt;<text:span text:style-name="T2">group&gt;1A&lt;/group&gt;</text:span></text:p>
      <text:p text:style-name="P2"><text:s text:c="2"/>&lt;/<text:span text:style-name="T2">teacher&gt;</text:span></text:p>
      <text:p text:style-name="P2"><text:s text:c="2"/>&lt;<text:span text:style-name="T2">teacher type=”row”</text:span>&gt;</text:p>
      <text:p text:style-name="P2"><text:tab/>&lt;<text:span text:style-name="T2">tutor&gt;yes&lt;/tutor&gt;</text:span></text:p>
      <text:p text:style-name="P2"><text:tab/>&lt;<text:span text:style-name="T2">name&gt;Ernald&lt;/name&gt;</text:span></text:p>
      <text:p text:style-name="P2"><text:tab/>&lt;<text:span text:style-name="T2">surname&gt;Softson&lt;/surname&gt;</text:span></text:p>
      <text:p text:style-name="P2"><text:tab/>&lt;<text:span text:style-name="T2">age&gt;23&lt;/age&gt;</text:span></text:p>
      <text:p text:style-name="P2"><text:tab/>&lt;<text:span text:style-name="T2">group&gt;1B&lt;/group&gt;</text:span></text:p>
      <text:p text:style-name="P2"><text:s text:c="2"/>&lt;/<text:span text:style-name="T2">teacher&gt;</text:span></text:p>
      <text:p text:style-name="P2"><text:s text:c="2"/>&lt;<text:span text:style-name="T2">teacher type=”row”</text:span>&gt;</text:p>
      <text:p text:style-name="P2"><text:tab/>&lt;<text:span text:style-name="T2">tutor&gt;no&lt;/tutor&gt;</text:span></text:p>
      <text:p text:style-name="P2"><text:tab/>&lt;<text:span text:style-name="T2">name&gt;Kelly&lt;/name&gt;</text:span></text:p>
      <text:p text:style-name="P2"><text:soft-page-break/><text:tab/>&lt;<text:span text:style-name="T2">surname&gt;Weirdname&lt;/surname&gt;</text:span></text:p>
      <text:p text:style-name="P2"><text:tab/>&lt;<text:span text:style-name="T2">age&gt;19&lt;/age&gt;</text:span></text:p>
      <text:p text:style-name="P2"><text:tab/>&lt;<text:span text:style-name="T2">group&gt;1C&lt;/group&gt;</text:span></text:p>
      <text:p text:style-name="P2"><text:s text:c="2"/>&lt;/<text:span text:style-name="T2">teacher&gt;</text:span></text:p>
      <text:p text:style-name="P2"><text:s/>&lt;/<text:span text:style-name="T2">teachers&gt;</text:span></text:p>
      <text:p text:style-name="P3"><text:s/>&lt;<text:span text:style-name="T4">rooms</text:span> type=”table”&gt;</text:p>
      <text:p text:style-name="P3"><text:s text:c="2"/>&lt;<text:span text:style-name="T4">room</text:span><text:span text:style-name="T2"> type=”</text:span><text:span text:style-name="T4">subtable</text:span><text:span text:style-name="T2">”</text:span>&gt;</text:p>
      <text:p text:style-name="P3"><text:tab/>&lt;<text:span text:style-name="T4">name&gt;1A&lt;/name&gt;</text:span></text:p>
      <text:p text:style-name="P3"><text:tab/>&lt;<text:span text:style-name="T4">capacity&gt;25&lt;/capacity&gt;</text:span></text:p>
      <text:p text:style-name="P3"><text:s text:c="2"/>&lt;/<text:span text:style-name="T4">room&gt;</text:span></text:p>
      <text:p text:style-name="P3"><text:s text:c="2"/>&lt;<text:span text:style-name="T4">room</text:span><text:span text:style-name="T2"> type=”</text:span><text:span text:style-name="T4">subtable</text:span><text:span text:style-name="T2">”</text:span>&gt;</text:p>
      <text:p text:style-name="P3"><text:tab/>&lt;<text:span text:style-name="T4">name&gt;1B&lt;/name&gt;</text:span></text:p>
      <text:p text:style-name="P3"><text:tab/>&lt;<text:span text:style-name="T4">capacity&gt;25&lt;/capacity&gt;</text:span></text:p>
      <text:p text:style-name="P3"><text:s text:c="2"/>&lt;/<text:span text:style-name="T4">room&gt;</text:span></text:p>
      <text:p text:style-name="P3"><text:s text:c="2"/>&lt;<text:span text:style-name="T4">room</text:span><text:span text:style-name="T2"> type=”</text:span><text:span text:style-name="T4">subtable</text:span><text:span text:style-name="T2">”</text:span>&gt;</text:p>
      <text:p text:style-name="P3"><text:tab/>&lt;<text:span text:style-name="T4">name&gt;1C&lt;/name&gt;</text:span></text:p>
      <text:p text:style-name="P3"><text:tab/>&lt;<text:span text:style-name="T4">capacity&gt;30&lt;/capacity&gt;</text:span></text:p>
      <text:p text:style-name="P3"><text:s text:c="2"/>&lt;/<text:span text:style-name="T4">room&gt;</text:span></text:p>
      <text:p text:style-name="P3"><text:s text:c="2"/>&lt;<text:span text:style-name="T4">room</text:span><text:span text:style-name="T2"> type=”</text:span><text:span text:style-name="T4">subtable</text:span><text:span text:style-name="T2">”</text:span>&gt;</text:p>
      <text:p text:style-name="P3"><text:tab/>&lt;<text:span text:style-name="T4">name&gt;auditorium&lt;/name&gt;</text:span></text:p>
      <text:p text:style-name="P3"><text:tab/>&lt;<text:span text:style-name="T4">capacity&gt;80&lt;/capacity&gt;</text:span></text:p>
      <text:p text:style-name="P3"><text:s text:c="2"/>&lt;/<text:span text:style-name="T4">room&gt;</text:span></text:p>
      <text:p text:style-name="P3"><text:s text:c="2"/>&lt;<text:span text:style-name="T4">room</text:span><text:span text:style-name="T2"> type=”</text:span><text:span text:style-name="T4">subtable</text:span><text:span text:style-name="T2">”</text:span>&gt;</text:p>
      <text:p text:style-name="P3"><text:tab/>&lt;<text:span text:style-name="T4">name&gt;hall&lt;/name&gt;</text:span></text:p>
      <text:p text:style-name="P3"><text:tab/>&lt;<text:span text:style-name="T4">capacity&gt;40&lt;/capacity&gt;</text:span></text:p>
      <text:p text:style-name="P3"><text:s text:c="2"/>&lt;/<text:span text:style-name="T4">room&gt;</text:span></text:p>
      <text:p text:style-name="P3"><text:s text:c="2"/>&lt;<text:span text:style-name="T4">room</text:span><text:span text:style-name="T2"> type=”</text:span><text:span text:style-name="T4">subtable</text:span><text:span text:style-name="T2">”</text:span>&gt;</text:p>
      <text:p text:style-name="P3"><text:tab/>&lt;<text:span text:style-name="T4">name&gt;library&lt;/name&gt;</text:span></text:p>
      <text:p text:style-name="P3"><text:tab/>&lt;<text:span text:style-name="T4">capacity&gt;75&lt;/capacity&gt;</text:span></text:p>
      <text:p text:style-name="P3"><text:s text:c="2"/>&lt;/<text:span text:style-name="T4">room&gt;</text:span></text:p>
      <text:p text:style-name="P3"><text:s text:c="2"/>&lt;<text:span text:style-name="T4">room</text:span><text:span text:style-name="T2"> type=”</text:span><text:span text:style-name="T4">subtable</text:span><text:span text:style-name="T2">”</text:span>&gt;</text:p>
      <text:p text:style-name="P3"><text:tab/>&lt;<text:span text:style-name="T4">name&gt;Gym&lt;/name&gt;</text:span></text:p>
      <text:p text:style-name="P3"><text:tab/>&lt;<text:span text:style-name="T4">capacity&gt;60&lt;/capacity&gt;</text:span></text:p>
      <text:p text:style-name="P3"><text:s text:c="2"/>&lt;/<text:span text:style-name="T4">room&gt;</text:span></text:p>
      <text:p text:style-name="P3"><text:s/>&lt;/<text:span text:style-name="T4">rooms</text:span>&gt;</text:p>
      <text:p text:style-name="P1">&lt;/root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6:25:13.168208613</meta:creation-date>
    <dc:date>2023-10-06T17:06:22.282165753</dc:date>
    <meta:editing-duration>PT7M2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88" meta:word-count="115" meta:character-count="1811" meta:non-whitespace-character-count="1534"/>
  </office:meta>
</office:document-meta>
</file>